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ab9d" officeooo:paragraph-rsid="000cab9d"/>
    </style:style>
    <style:style style:name="P2" style:family="paragraph" style:parent-style-name="Standard">
      <style:text-properties officeooo:rsid="000cab9d" officeooo:paragraph-rsid="000d2b53"/>
    </style:style>
    <style:style style:name="P3" style:family="paragraph" style:parent-style-name="Standard">
      <style:text-properties officeooo:rsid="000cab9d" officeooo:paragraph-rsid="000f88a4"/>
    </style:style>
    <style:style style:name="P4" style:family="paragraph" style:parent-style-name="Standard">
      <style:text-properties officeooo:rsid="000d2b53" officeooo:paragraph-rsid="000d2b53"/>
    </style:style>
    <style:style style:name="P5" style:family="paragraph" style:parent-style-name="Standard">
      <style:text-properties officeooo:rsid="000ed6d9" officeooo:paragraph-rsid="000ed6d9"/>
    </style:style>
    <style:style style:name="T1" style:family="text">
      <style:text-properties officeooo:rsid="000d2b53"/>
    </style:style>
    <style:style style:name="T2" style:family="text">
      <style:text-properties officeooo:rsid="000d7d6d"/>
    </style:style>
    <style:style style:name="T3" style:family="text">
      <style:text-properties officeooo:rsid="000f88a4"/>
    </style:style>
    <style:style style:name="T4" style:family="text">
      <style:text-properties officeooo:rsid="0012916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BIETTIVO</text:p>
      <text:p text:style-name="P4"/>
      <text:p text:style-name="P4">Il programma legge tre numeri interi compresi tra 1 e 9. <text:span text:style-name="T2">I tre numeri rappresentano le lunghezze dei lati di un triangolo. Il programma mostra un messaggio in cui comunica se il triangolo è scaleno, isoscele o equilatero.</text:span></text:p>
      <text:p text:style-name="P4"/>
      <text:p text:style-name="P5">TEST CASE</text:p>
      <text:p text:style-name="P1"/>
      <text:p text:style-name="P2"><text:span text:style-name="T1">NUMERO DI </text:span>INPUT SBAGLIAT<text:span text:style-name="T1">O</text:span> (<text:span text:style-name="T1">numero di input diverso da 3</text:span>)</text:p>
      <text:p text:style-name="P2"/>
      <text:p text:style-name="P4">INPUT</text:p>
      <text:p text:style-name="P4"/>
      <text:p text:style-name="P4">OUTPUT</text:p>
      <text:p text:style-name="P4">il numero di valori specificati non è valido</text:p>
      <text:p text:style-name="P4"/>
      <text:p text:style-name="P4">INPUT</text:p>
      <text:p text:style-name="P4">1</text:p>
      <text:p text:style-name="P4">OUTPUT</text:p>
      <text:p text:style-name="P4">il numero di valori specificati non è valido</text:p>
      <text:p text:style-name="P4"/>
      <text:p text:style-name="P4">INPUT</text:p>
      <text:p text:style-name="P4">1 2 3 4</text:p>
      <text:p text:style-name="P4">OUTPUT</text:p>
      <text:p text:style-name="P4">il numero di valori specificati non è valido</text:p>
      <text:p text:style-name="P2"/>
      <text:p text:style-name="P1"><text:span text:style-name="T1">VALORE DI </text:span>INPUT SBAGLIAT<text:span text:style-name="T1">O </text:span>(valori non interi tra 1 e 9)</text:p>
      <text:p text:style-name="P1"/>
      <text:p text:style-name="P1">INPUT</text:p>
      <text:p text:style-name="P1">0 1 1</text:p>
      <text:p text:style-name="P1">OUTPUT</text:p>
      <text:p text:style-name="P1">un lato ha un valore non valido</text:p>
      <text:p text:style-name="P1"/>
      <text:p text:style-name="P1">INPUT</text:p>
      <text:p text:style-name="P1">-1 1 1</text:p>
      <text:p text:style-name="P1">OUTPUT</text:p>
      <text:p text:style-name="P1">un lato ha un valore non valido</text:p>
      <text:p text:style-name="P1"/>
      <text:p text:style-name="P3">INPUT</text:p>
      <text:p text:style-name="P3">1.<text:span text:style-name="T3">0</text:span> 1 1</text:p>
      <text:p text:style-name="P3">OUTPUT</text:p>
      <text:p text:style-name="P3">un lato ha un valore non valido</text:p>
      <text:p text:style-name="P1"/>
      <text:p text:style-name="P1">INPUT</text:p>
      <text:p text:style-name="P1">“k” 1 1</text:p>
      <text:p text:style-name="P1">OUTPUT</text:p>
      <text:p text:style-name="P1">un lato ha un valore non valido</text:p>
      <text:p text:style-name="P1"/>
      <text:p text:style-name="P1">INPUT</text:p>
      <text:p text:style-name="P1">10 1 1</text:p>
      <text:p text:style-name="P1">OUTPUT</text:p>
      <text:p text:style-name="P1">un lato ha un valore non valido</text:p>
      <text:p text:style-name="P1"/>
      <text:p text:style-name="P1"><text:soft-page-break/>INPUT CORRETTI (valori interi strettamente positivi)</text:p>
      <text:p text:style-name="P1"/>
      <text:p text:style-name="P1">INPUT INCONSISTENTI (triangolo non esistente o degenere)</text:p>
      <text:p text:style-name="P1"/>
      <text:p text:style-name="P1">INPUT</text:p>
      <text:p text:style-name="P1">1 1 3</text:p>
      <text:p text:style-name="P1">OUTPUT</text:p>
      <text:p text:style-name="P1">non esiste un triangolo con i lati specificati</text:p>
      <text:p text:style-name="P1"/>
      <text:p text:style-name="P1">INPUT</text:p>
      <text:p text:style-name="P1">1 2 3</text:p>
      <text:p text:style-name="P1">OUTPUT</text:p>
      <text:p text:style-name="P1">il triangolo specificato è degenere</text:p>
      <text:p text:style-name="P1"/>
      <text:p text:style-name="P1">INPUT CONSISTENTI (triangolo esistente)</text:p>
      <text:p text:style-name="P1"/>
      <text:p text:style-name="P1">(triangolo <text:span text:style-name="T1">strettamente </text:span>scaleno)</text:p>
      <text:p text:style-name="P1"/>
      <text:p text:style-name="P1">INPUT</text:p>
      <text:p text:style-name="P1"><text:span text:style-name="T3">2</text:span> <text:span text:style-name="T3">3</text:span> <text:span text:style-name="T3">4</text:span></text:p>
      <text:p text:style-name="P1">OUTPUT</text:p>
      <text:p text:style-name="P4">il triangolo è scaleno</text:p>
      <text:p text:style-name="P1"/>
      <text:p text:style-name="P1">(triangolo <text:span text:style-name="T1">strettamente </text:span>isoscele)</text:p>
      <text:p text:style-name="P1"/>
      <text:p text:style-name="P1">INPUT</text:p>
      <text:p text:style-name="P1"><text:span text:style-name="T1">2</text:span> <text:span text:style-name="T1">2</text:span> <text:span text:style-name="T1">1</text:span></text:p>
      <text:p text:style-name="P1">OUTPUT</text:p>
      <text:p text:style-name="P4">il triangolo è isoscele e non equilatero</text:p>
      <text:p text:style-name="P1"/>
      <text:p text:style-name="P1">(triangolo equilatero)</text:p>
      <text:p text:style-name="P1"/>
      <text:p text:style-name="P1">INPUT</text:p>
      <text:p text:style-name="P1"><text:span text:style-name="T1">2</text:span> <text:span text:style-name="T1">2</text:span> <text:span text:style-name="T1">2</text:span></text:p>
      <text:p text:style-name="P1">OUTPUT</text:p>
      <text:p text:style-name="P4">il triangolo è equilatero e quindi anche isoscel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2:06:51.963672931</meta:creation-date>
    <dc:date>2016-10-19T12:29:25.300816874</dc:date>
    <meta:editing-duration>PT22M32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62" meta:word-count="239" meta:character-count="1270" meta:non-whitespace-character-count="1093"/>
  </office:meta>
</office:document-meta>
</file>